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font-name="Liberation Serif1" style:font-name-asian="Liberation Serif1" style:font-name-complex="Liberation Serif1"/>
    </style:style>
    <style:style style:name="T3" style:family="text">
      <style:text-properties style:font-name="Liberation Serif" style:font-name-asian="WenQuanYi Micro Hei" style:font-name-complex="Lohit Hind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n-Player Characters </text:p>
      <text:p text:style-name="P2"><text:tab/>The world is full of non-player characters, making up everybody you see on the street, bandits lurking alongside major roadways, and so on. Players not directly involved in a scene are responsible for the dialogue and actions of NPCs – your performance need not be the nuanced analyzed acting reserved for your personal character, however. NPCs are an opportunity to have fun, play to extremes, and do things your character would not generally do for whatever reason. It's okay if you end up leaning on tropes, cliches, or stereotypes when you're performing as an NPC – the point is to keep things lively, and give the active player(s) something to work with. </text:p>
      <text:p text:style-name="P2"/>
      <text:p text:style-name="P3"><text:span text:style-name="T1">Followers</text:span> </text:p>
      <text:p text:style-name="P2">A Follower is any character that while not Fated is in some way swept up by the tides of fate, and thus either brought into opposition with the players or their enemies. They are not as impressive as the Fated in these conflicts but may nonetheless provide some valuable support. </text:p>
      <text:p text:style-name="P2"><text:tab/>Every Follower is given a Power Rating, with 1 being an inexperienced or non-combat sort of character and 5 or above being a character nearly on par with one of the Fated. Followers draw a hand equal to their Power Rating at the beginning of any Opposition in which they are involved, and are considered to have their Power Rating in any relevant traits or skills they may need(using a weapon, avoiding traps, etc.). Followers are knocked out when they reach a number of wounds equal to their PR, and killed at twice that amount.</text:p>
      <text:p text:style-name="P2"/>
      <text:p text:style-name="P4">Extras</text:p>
      <text:p text:style-name="P2"><text:tab/>Extras are background characters, or nameless thugs assisting an enemy Fated, or any other basically faceless cannon fodder role. Like Followers, Extras are assigned a Power Rating. Extras operate in groups of up to 5, with the number of members determining the max size of the group's <text:soft-page-break/>hand, and the Power Rating the number of cards they may play in attack/defense actions, as well as the number of cards they draw each turn. Extras forced to use a skill use their Power Rating for its rank. When an opponent deals damage to a group of Extras, they lose 1 member per success. Extras armed with weapons add the weapon's bonus only once to their Successes. </text:p>
      <text:p text:style-name="P4">Monsters </text:p>
      <text:p text:style-name="P2"><text:tab/>Monsters are the results of the Fate's Game gone awry. They are fierce and unpredictable, and while a player may add one they will have a great deal of difficulty keeping it under control. Monsters are often built as Fated by a Dealer, but one can be generated in-game by using the following stats: </text:p>
      <text:p text:style-name="P2">Power Rating: Equal to the highest trait of the player characters'. Monsters can take a number of wounds equal to twice their PR multiplied by the number of Players, and are killed immediately upon sustaining that number of wounds.</text:p>
      <text:p text:style-name="P2"/>
      <text:p text:style-name="P2">Suit: One player should draw a card. This card becomes the monster's Suit. </text:p>
      <text:p text:style-name="P2"/>
      <text:p text:style-name="P2"><text:tab/>Monsters gain Advantages by each of the players taking a turn to pick an advantage of the chosen suit to add on to the beast, until it has a number equal to its Power Rating. A monster does not have to sacrifice cards on the draw or add negative penalties to draws, and can use Advantages any number of times. Advantages that specify a weapon are always for the monster's Unarmed attack. If a monster gets an Advantage that affects ranged weapons, they gain a natural ranged weapon with these stats: </text:p>
      <text:p text:style-name="P2">Damage: + (PR/2) Range: Melee Short(-10) – Medium(-5) – Long(-10) Ammo: Infinite </text:p>
      <text:p text:style-name="P2">Monsters cannot have the following Advantages: Ambidextrous, Artifact, Ass Pull, Business, Capital, Conviction, Defensive Stance, Discipline, Fervor, Fortunate, Friends, Good Reputation, Hired Hands, Interpose, Landed, Loyal, Mind Over Matter, Quick-Witted, Role Model, Speedy, Soul of Steel, <text:soft-page-break/>Spellcaster, Stubborn, Successor, Study, Trip, Vehicle </text:p>
      <text:p text:style-name="P2">Monsters also gain the following Advantages automatically: </text:p>
      <text:p text:style-name="P2">Abomination: A monster represents a Fate's power running wild, and as such they are not nice things to look at. Magic has warped them in strange ways that all players are encouraged to describe. Either way their otherworldly appearance grants them an Aura of Terror. Upon viewing the monster's hideous form for the first time, all characters must make a Guts[<text:span text:style-name="T2">♥</text:span><text:span text:style-name="T3">]</text:span>, with the opposing hand playing a number </text:p>
      <text:p text:style-name="P2">of cards equal to the monster's Power Rating. This Advantage has additional effects based on the monster's Suit: </text:p>
      <text:p text:style-name="P2">♣: Monsters of this suit are generally bestial in nature, usually an over-muscled version of some less abominable creature if that creature had spent some time in Hell. The monsters tend to have a thickened hide, granting Armor equal to half of its PR. In addition, these monsters have huge claws, giant teeth, a </text:p>
      <text:p text:style-name="P2">freakish horn or some other natural weapon which adds a damage bonus equal to half of its PR. ♣ monsters are always Berserk(see Advantage), but are not restricted to only using offensive Advantages. Due to their size and huge reach, ♣ monsters attack every character in their melee range when they use a melee attack.</text:p>
      <text:p text:style-name="P2"/>
      <text:p text:style-name="P2">♠: ♠ Monsters are humanoid, always identifiable by the long putrid stringy mass of seaweed </text:p>
      <text:p text:style-name="P2">topping their head and likely covering their shoulders and hips as well. Their skin is rubbery and tough in some way, some particularly terrifying examples possessing shark skin or thick scales. Long dead sea critters are often lodged in the mass of “hair”, adding to the creature's Aroma. The Aroma of a ♠ monster ranges from rancid meat disgusting to sickeningly overbearingly sweet, with strong notes of a plethora of packed-in molds. Every other turn it has a painful effect on all characters out to Medium range from the beast, requiring a successful Guts[<text:span text:style-name="T2">♥</text:span><text:span text:style-name="T3">]</text:span> at Difficulty + 1 to resist. Those that fail this draw lose their action this turn, often vomiting, trying desperately to hold their breath, or crying uncontrollably. ♠ monsters are always Aquatic, but this does not mean character's are safe inland – <text:soft-page-break/>Monsters are well known to cause and ride huge tidal waves, hurricanes, and severe storms that can carry them right to, as it were, your character's doorstep. These monsters will prioritize retreat if they have taken twice their PR in wounds,using the Flee action at beginning of their next turn. When a character takes physical melee damage from a ♠ monster, they discard a card. </text:p>
      <text:p text:style-name="P2"/>
      <text:p text:style-name="P2">♥: Monsters of this suit are amongst the most rare and definitely some of the most disturbing. They </text:p>
      <text:p text:style-name="P2">appear to be a freakish combination of human and insect, frequently butterfly and moth-type hybrids, but everything from the common fly to more exotic stag beetles has been spoken of in myths and legend. The ♥ monster is obsessed with cleansing the world, in the most natural sense, starting with the pesky humans in front of it. All ♥ monsters have a probiscus as a natural melee weapon. Attacks with the probiscus ignore armor and shields, and if the monster deals damage, it regains half of its successes in wounds. They also have wings, granting the Flight advantage. ♥ monsters add a number of Giant Insect Swarms (a group of 5 extras) of their type equal to their Power Rating as their first action in every combat opposition. These swarms have a Power Rating equal to the monster's. </text:p>
      <text:p text:style-name="P2"/>
      <text:p text:style-name="P2">♦: Monsters of this suit are less intimidating than others at first glance, but have powerful effects on </text:p>
      <text:p text:style-name="P2">the fates of those nearby. ♦ monsters tend to take human shape, often wearing the form as a strange </text:p>
      <text:p text:style-name="P2">kind of mask as they make the body move in impossible ways or fire needles out of its mouth. They have a limited ability to blend in in populated areas: a ♦ monster begins every scene with the In Hiding </text:p>
      <text:p text:style-name="P2">indirect action. It will attack immediately if possible, targeting Unaware opponents above all others.</text:p>
      <text:p text:style-name="P2">♦ Monsters always have a ranged attack with damage equal to their unarmed strike and if </text:p>
      <text:p text:style-name="P2">outnumbered in melee will retreat to fight at range. These monsters will prioritize retreat if they have taken half of the PR in wounds,using the Flee action at beginning of their next turn. Characters targeted by physical attacks made by ♦ monsters use their Luck for their Reflexive Defense instead of Mind. That said, a hit in melee from a ♦ monster is one of the most feared abilities – Those “touched by Fate” <text:soft-page-break/>immediately change their Suit to the next one up the priority chain – so a ♦ character becomes ♣, ♣ becomes ♠, and so on. Swap the two traits indicated by this shift. This change is permanent(unless one wants to risk additional tangles with these sorts of beasts to get it fixed). A character hit by this attack must make an immediate Guts[<text:span text:style-name="T2">♥</text:span><text:span text:style-name="T3">]</text:span> <text:s/>or lose their next action. Characters with blooded Magic Abilities lose their old ability in favor of their new Suit's. They must still purchase the skill to use their new Magic.</text:p>
      <text:p text:style-name="P2"><text:tab/>`</text:p>
      <text:p text:style-name="P2">Joker: The monster is a Automaton that has lost its reasoning functions. Or reasoned that humanity must be destroyed. Either way, it gains the Construct Advantage and may have </text:p>
      <text:p text:style-name="P2">Advantages of any suit(including Automaton Advantages, minus: ). </text:p>
      <text:p text:style-name="P2">Unliked normal Automatons, these monsters cannot be controlled by manipulation of their Arcanum Spring. </text:p>
      <text:p text:style-name="P2"/>
      <text:p text:style-name="P2">Challenging: Monsters do not play Initiative. Monsters take an action each turn(complete with draw </text:p>
      <text:p text:style-name="P2">step/movement/etc.) for every two characters or 2 groups of extras that take an action, immediately after the second character's action is ended. If there is only one character opposing the monster, it takes its action immediately after that character's. When this monster is killed, surviving characters in the scene gain XP equal to its PR + 5. </text:p>
      <text:p text:style-name="P2"/>
      <text:p text:style-name="P2">Steady: Monsters cannot be knocked down, grappled, or have their movement impeded in any conventional way. Monsters can attack even if they sacrifice their action. </text:p>
      <text:p text:style-name="P2"/>
      <text:p text:style-name="P2">Uncontrollable: Monsters cannot be guided, coerced, or otherwise persuaded away from killing whatever they have most recently decided needs killing. A monster attacks every time it gets an action so long as it has something in range to attack. To determine who the monster attacks, every character in <text:soft-page-break/>the attack range of the monster should draw a card. Whoever draws the lowest card is the lucky recipient of the hell-beast's wrath. </text:p>
      <text:p text:style-name="P2"><text:tab/>Monsters will always use the highest damaging attack they can that has the needed range to hit the chosen target. A Monster will always target a character that is Knocked Out over any other. <text:tab/>Monsters always use Advantages whenever able to, prioritizing those that cause the most damage or prevent the most. They will use multiple Advantages on an action if at all possible, to the maximum amount allowed by the Advantage. </text:p>
      <text:p text:style-name="P2">The Worst Part: If a monster kills a Fated, that Fated is in for a terrible ride. Unless the body is burned, the dead character will rise again in 24 hours, becoming a monster of their suit and keeping all of their Skills, Traits, and Disadvantages. Incompatible Advantages(listed above) are lost but the rest are kept, and the new monster gains all of the Advantages a monster of its Suit is entitled to – including this one. Characters that go through this process always count as Hostile NPCs and will always Appear at The End if left alive. They memories seem to be somewhat intact, and it is not uncommon for them to curse their former allies, attempt to trick them into coming closer, or beg for release. Construct monsters do not gain this Advantage. </text:p>
      <text:p text:style-name="P2"/>
      <text:p text:style-name="P2">Unpredictable: Monsters do not keep a hand in opposition. When a monster acts, it plays a number of cards equal to its power rating for the action from the top of the deck face down, adding its Power Rating to the resulting draw. Any effect that would cause a Monster to draw cards causes the monster to heal one Wound instead. Discard effects do nothing. If a monster should draw a Joker, the monster explodes with magical energies and its next offensive action targets every character in the scene, though it does not add to the current dra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18:50:46</meta:creation-date>
    <dc:date>2013-01-15T09:09:10</dc:date>
    <meta:editing-duration>PT49M11S</meta:editing-duration>
    <meta:editing-cycles>7</meta:editing-cycles>
    <meta:generator>LibreOffice/3.4$Linux LibreOffice_project/340m1$Build-402</meta:generator>
    <meta:document-statistic meta:table-count="0" meta:image-count="0" meta:object-count="0" meta:page-count="6" meta:paragraph-count="40" meta:word-count="2001" meta:character-count="11744" meta:non-whitespace-character-count="9741"/>
  </office:meta>
</office:document-meta>
</file>